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 fo:min-height="2.607cm" fo:min-width="15.058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top" draw:auto-grow-height="false" fo:min-height="2.925cm" fo:min-width="15.058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top" draw:auto-grow-height="false" fo:min-height="3.243cm" fo:min-width="15.05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73cm" fo:min-width="14.42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38cm" fo:min-width="4.26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10.29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10.295cm"/>
      <style:paragraph-properties style:writing-mode="lr-tb"/>
    </style:style>
    <style:style style:name="gr8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</style:style>
    <style:style style:name="gr10" style:family="graphic" style:parent-style-name="standard">
      <style:graphic-properties draw:fill="none" draw:textarea-horizontal-align="justify" draw:textarea-vertical-align="top" draw:auto-grow-height="false" fo:min-height="12.45cm" fo:min-width="15.69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655cm" fo:min-width="8.39cm"/>
      <style:paragraph-properties style:writing-mode="lr-tb"/>
    </style:style>
    <style:style style:name="gr12" style:family="graphic" style:parent-style-name="standard" style:list-style-name="L1">
      <style:graphic-properties draw:fill="none" draw:textarea-horizontal-align="justify" draw:textarea-vertical-align="top" draw:auto-grow-height="false" fo:min-height="8.005cm" fo:min-width="15.692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558cm" svg:height="2.857cm" svg:x="1.317cm" svg:y="1.952cm">
          <text:p text:style-name="P1">Client Protoco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558cm" svg:height="3.175cm" svg:x="1.317cm" svg:y="5.762cm">
          <text:p text:style-name="P1">Gateway Protoco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558cm" svg:height="3.493cm" svg:x="1.317cm" svg:y="9.889cm">
          <text:p text:style-name="P1">Core Protocol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14.923cm" svg:height="2.223cm" svg:x="1.634cm" svg:y="10.842cm">
          <text:p text:style-name="P1">Data Packet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4.763cm" svg:height="1.588cm" svg:x="1.635cm" svg:y="2.904cm">
          <text:p text:style-name="P3">Client Packet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10.794cm" svg:height="1.905cm" svg:x="1.635cm" svg:y="6.714cm">
          <text:p text:style-name="P1">TunnelData Pack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.763cm" svg:height="1.588cm" svg:x="7.667cm" svg:y="7.031cm">
          <text:p text:style-name="P3">Client Packe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795cm" svg:height="1.905cm" svg:x="5.762cm" svg:y="11.16cm">
          <text:p text:style-name="P1">TunnelData Pack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.763cm" svg:height="1.588cm" svg:x="11.794cm" svg:y="11.477cm">
          <text:p text:style-name="P3">Client Packet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7.032cm" svg:y1="8.619cm" svg:x2="9.095cm" svg:y2="10.842cm" draw:start-shape="id1" draw:start-glue-point="2" draw:end-shape="id2" draw:end-glue-point="0" svg:d="M7032 8619v1111h2063v1112" svg:viewBox="0 0 2064 2224">
          <text:p/>
        </draw:connector>
        <draw:connector draw:style-name="gr9" draw:text-style-name="P4" draw:layer="layout" svg:x1="4.016cm" svg:y1="4.492cm" svg:x2="7.032cm" svg:y2="6.714cm" draw:start-shape="id3" draw:start-glue-point="2" draw:end-shape="id1" draw:end-glue-point="0" svg:d="M4016 4492v1111h3016v1111" svg:viewBox="0 0 3017 2223">
          <text:p/>
        </draw:connector>
        <draw:custom-shape draw:style-name="gr10" draw:text-style-name="P2" draw:layer="layout" svg:width="16.192cm" svg:height="12.7cm" svg:x="1cm" svg:y="1cm">
          <text:p text:style-name="P5"><text:span text:style-name="T1">Game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5.558cm" svg:height="2.857cm" svg:x="1.317cm" svg:y="15.922cm">
          <text:p text:style-name="P1">Login Protoco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558cm" svg:height="3.175cm" svg:x="1.317cm" svg:y="19.732cm">
          <text:p text:style-name="P1">Core Protocol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4.763cm" svg:height="1.588cm" svg:x="1.635cm" svg:y="16.874cm">
          <text:p text:style-name="P3">Login Packet</text:p>
          <draw:enhanced-geometry svg:viewBox="0 0 21600 21600" draw:type="rectangle" draw:enhanced-path="M 0 0 L 21600 0 21600 21600 0 21600 0 0 Z N"/>
        </draw:custom-shape>
        <draw:custom-shape draw:style-name="gr11" draw:text-style-name="P1" xml:id="id5" draw:id="id5" draw:layer="layout" svg:width="8.89cm" svg:height="1.905cm" svg:x="1.635cm" svg:y="20.684cm">
          <text:p text:style-name="P1">Data Pack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.763cm" svg:height="1.588cm" svg:x="5.762cm" svg:y="21.002cm">
          <text:p text:style-name="P3">Login Packet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4.016cm" svg:y1="18.462cm" svg:x2="6.08cm" svg:y2="20.684cm" draw:start-shape="id4" draw:start-glue-point="2" draw:end-shape="id5" draw:end-glue-point="0" svg:d="M4016 18462v1111h2064v1111" svg:viewBox="0 0 2065 2223">
          <text:p/>
        </draw:connector>
        <draw:custom-shape draw:style-name="gr12" draw:text-style-name="P7" draw:layer="layout" svg:width="16.192cm" svg:height="8.255cm" svg:x="1cm" svg:y="14.97cm">
          <text:p text:style-name="P6"><text:span text:style-name="T1">Login Serv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0T20:33:41.978000000</meta:creation-date>
    <dc:date>2022-09-11T16:09:15.836000000</dc:date>
    <meta:editing-duration>PT1H31M44S</meta:editing-duration>
    <meta:editing-cycles>3</meta:editing-cycles>
    <meta:generator>LibreOffice/7.4.0.3$Windows_X86_64 LibreOffice_project/f85e47c08ddd19c015c0114a68350214f7066f5a</meta:generator>
    <meta:document-statistic meta:object-count="19"/>
  </office:meta>
</office:document-meta>
</file>